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3" style:family="paragraph" style:parent-style-name="Standard">
      <style:text-properties fo:font-size="10pt" officeooo:paragraph-rsid="00170b1e" style:font-size-asian="10pt" style:font-size-complex="10pt"/>
    </style:style>
    <style:style style:name="P4" style:family="paragraph" style:parent-style-name="Standard">
      <style:text-properties fo:font-size="10pt" officeooo:rsid="001d8486" officeooo:paragraph-rsid="001d8486" style:font-size-asian="10pt" style:font-size-complex="10pt"/>
    </style:style>
    <style:style style:name="P5" style:family="paragraph" style:parent-style-name="Standard">
      <style:text-properties fo:font-size="10pt" officeooo:rsid="001ebc8c" officeooo:paragraph-rsid="001ebc8c" style:font-size-asian="10pt" style:font-size-complex="10pt"/>
    </style:style>
    <style:style style:name="P6" style:family="paragraph" style:parent-style-name="Standard">
      <style:text-properties fo:font-size="10pt" officeooo:rsid="0020bb69" officeooo:paragraph-rsid="0020bb69" style:font-size-asian="10pt" style:font-size-complex="10pt"/>
    </style:style>
    <style:style style:name="P7" style:family="paragraph" style:parent-style-name="Standard">
      <style:text-properties fo:font-size="10pt" officeooo:rsid="002287d9" officeooo:paragraph-rsid="002287d9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officeooo:rsid="0023f7f1" officeooo:paragraph-rsid="0023f7f1" style:font-size-asian="10pt" style:font-size-complex="10pt"/>
    </style:style>
    <style:style style:name="P10" style:family="paragraph" style:parent-style-name="Standard">
      <style:text-properties fo:font-size="10pt" officeooo:rsid="00259c21" officeooo:paragraph-rsid="00259c21" style:font-size-asian="10pt" style:font-size-complex="10pt"/>
    </style:style>
    <style:style style:name="P11" style:family="paragraph" style:parent-style-name="Standard">
      <style:text-properties fo:font-size="10pt" officeooo:paragraph-rsid="00170b1e" style:font-size-asian="10pt" style:font-size-complex="10pt"/>
    </style:style>
    <style:style style:name="T1" style:family="text">
      <style:text-properties officeooo:rsid="0009da96"/>
    </style:style>
    <style:style style:name="T2" style:family="text">
      <style:text-properties officeooo:rsid="000b9e70"/>
    </style:style>
    <style:style style:name="T3" style:family="text">
      <style:text-properties officeooo:rsid="000bd1b0"/>
    </style:style>
    <style:style style:name="T4" style:family="text">
      <style:text-properties officeooo:rsid="000c8a0a"/>
    </style:style>
    <style:style style:name="T5" style:family="text">
      <style:text-properties officeooo:rsid="000d1288"/>
    </style:style>
    <style:style style:name="T6" style:family="text">
      <style:text-properties officeooo:rsid="000eca9f"/>
    </style:style>
    <style:style style:name="T7" style:family="text">
      <style:text-properties officeooo:rsid="00113393"/>
    </style:style>
    <style:style style:name="T8" style:family="text">
      <style:text-properties officeooo:rsid="0012879f"/>
    </style:style>
    <style:style style:name="T9" style:family="text">
      <style:text-properties officeooo:rsid="001473b8"/>
    </style:style>
    <style:style style:name="T10" style:family="text">
      <style:text-properties officeooo:rsid="001555d3"/>
    </style:style>
    <style:style style:name="T11" style:family="text">
      <style:text-properties officeooo:rsid="00170b1e"/>
    </style:style>
    <style:style style:name="T12" style:family="text">
      <style:text-properties officeooo:rsid="001a9cc5"/>
    </style:style>
    <style:style style:name="T13" style:family="text">
      <style:text-properties officeooo:rsid="001ebc8c"/>
    </style:style>
    <style:style style:name="T14" style:family="text">
      <style:text-properties officeooo:rsid="002287d9"/>
    </style:style>
    <style:style style:name="T15" style:family="text">
      <style:text-properties officeooo:rsid="00259c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Standard">Estructura del Libro<text:span text:style-name="T1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/>
      <text:p text:style-name="P1"><text:s text:c="4"/>- Cap. 1: El libro. <text:s/></text:p>
      <text:p text:style-name="P9"><text:tab/>Describe el libro, la civilizacion que lo creo, la ciudad adonde fue creado, y los hechos que llevaron a su desaparicion. El capitulo se desarrolla en un tiempo anterior al de la historia principal.</text:p>
      <text:p text:style-name="P1"><text:s text:c="4"/>- Cap. 2: Elara y la montaña. <text:s/></text:p>
      <text:p text:style-name="P9"><text:tab/>Presenta a la protagonista y su motivacion. </text:p>
      <text:p text:style-name="P1"/>
      <text:p text:style-name="P1">- Acto 2: L<text:span text:style-name="T1">o Oculto</text:span> <text:s/></text:p>
      <text:p text:style-name="P4">(Aborda el "porque resulta tan dificil encontrar el proposito de nuestra existencia")</text:p>
      <text:p text:style-name="P1"><text:s/>Explora <text:span text:style-name="T1">nuestras propias limitaciones para entender la realidad</text:span><text:span text:style-name="T7">, proporcionando algunos ejemplos</text:span>. <text:s text:c="3"/></text:p>
      <text:p text:style-name="P4"/>
      <text:p text:style-name="P1"><text:s text:c="4"/>- Cap. 3: Monstruos. <text:s/></text:p>
      <text:p text:style-name="P4"><text:tab/>conocimiento heredado, patrones logicos</text:p>
      <text:p text:style-name="P1"><text:s text:c="4"/>- Cap. 4: La fe. <text:s/></text:p>
      <text:p text:style-name="P4"><text:tab/>nuestra propia naturaleza - el instinto</text:p>
      <text:p text:style-name="P1"><text:s text:c="4"/>- Cap. 5: El amor. <text:s/></text:p>
      <text:p text:style-name="P4"><text:tab/>la necesidad del hechizo.</text:p>
      <text:p text:style-name="P1"><text:s text:c="4"/>- Cap. 6: La magia. <text:s/></text:p>
      <text:p text:style-name="P4"><text:tab/><text:span text:style-name="T13">Se como hacer que funcione, aunque no se como lo se, ni porque funciona. La abstraccion es lo unico real.</text:span></text:p>
      <text:p text:style-name="P1"><text:s text:c="4"/>- Cap. 7: <text:span text:style-name="T1">Condicionantes del pensamiento</text:span>. <text:s/></text:p>
      <text:p text:style-name="P5"><text:tab/>Cuando nuestra forma de pensar nos impide ver la realidad con claridad.</text:p>
      <text:p text:style-name="P1"/>
      <text:p text:style-name="P1">- Acto 3: La <text:span text:style-name="T3">Inteligencia invisible.</text:span></text:p>
      <text:p text:style-name="P1"><text:s/><text:span text:style-name="T7"><text:s/>La vida como sistema inteligente. </text:span><text:span text:style-name="T2">Componentes y simulacion</text:span>. <text:s text:c="3"/></text:p>
      <text:p text:style-name="P6"><text:s text:c="2"/></text:p>
      <text:p text:style-name="P1"><text:s text:c="4"/>- Cap. 8: La vida. <text:s/></text:p>
      <text:p text:style-name="P6"><text:tab/>Descripcion de un modelo conceptual.</text:p>
      <text:p text:style-name="P1"><text:s text:c="4"/>- Cap. 9: El ADN. <text:s/></text:p>
      <text:p text:style-name="P6"><text:tab/>La memoria de la vida.</text:p>
      <text:p text:style-name="P1"><text:s text:c="4"/>- Cap. 10: Reproducción. <text:s/></text:p>
      <text:p text:style-name="P6"><text:tab/>El procesador de la informacion.</text:p>
      <text:p text:style-name="P1"><text:s text:c="4"/>- Cap. 11: Individuos como componentes. <text:s/></text:p>
      <text:p text:style-name="P6"><text:tab/><text:span text:style-name="T14">El unico componente del sistema. Instancias de un sistema distribuido.</text:span></text:p>
      <text:p text:style-name="P1"><text:s text:c="4"/>- Cap. 12: Ciclo de vida. <text:s/></text:p>
      <text:p text:style-name="P7"><text:tab/>bucle del proceso en un sistema distribuido.</text:p>
      <text:p text:style-name="P1"><text:s text:c="4"/>- Cap. 13: El sistema en funcionamiento. <text:s/></text:p>
      <text:p text:style-name="P9"><text:tab/>Muestra el modelo en accion. Crea un marco conceptual que hace posible el razonamiento de respuestas a preguntas de la propia existencia.</text:p>
      <text:p text:style-name="P1"/>
      <text:p text:style-name="P1">- Acto 4:<text:span text:style-name="T4"> El limite final</text:span></text:p>
      <text:p text:style-name="P1"><text:s/>Analiza las características del sistema. <text:s text:c="2"/></text:p>
      <text:p text:style-name="P1"><text:s text:c="4"/>- Cap. 13: Eficiencia. <text:s/></text:p>
      <text:p text:style-name="P10"><text:tab/>cuanto trabajo necesita el sistema para encontrar soluciones.</text:p>
      <text:p text:style-name="P3"><text:s text:c="4"/>- Cap. 14: Potencia. <text:s text:c="2"/></text:p>
      <text:p text:style-name="P10"><text:tab/>cual es la comp;lejidad de los problemas que puede resolver.</text:p>
      <text:p text:style-name="P3"><text:s text:c="4"/>- Cap. 15: Redundancia<text:span text:style-name="T15"><text:tab/></text:span></text:p>
      <text:p text:style-name="P3"><text:s text:c="4"/>- Cap. 16: Fiabilidad<text:span text:style-name="T11"> (gestion de memoria - colapso del sistema)</text:span></text:p>
      <text:p text:style-name="P3"><text:s text:c="4"/>- Cap. 17: Coste</text:p>
      <text:p text:style-name="P10"><text:tab/>cual es el coste de contruir un sistema de este tipo. cual es el coste de resolver un problema.</text:p>
      <text:p text:style-name="P1"><text:s text:c="4"/>- Cap. 18: Poda. <text:s/><text:span text:style-name="T12">(porque morimos)</text:span></text:p>
      <text:p text:style-name="P2"/>
      <text:p text:style-name="P1"><text:soft-page-break/>- Acto 5: Más Allá (Lo Trascendente) </text:p>
      <text:p text:style-name="P1"><text:s/><text:span text:style-name="T10">Reflexion acerca del sistema y primeras r</text:span><text:span text:style-name="T5">espuestas</text:span>. <text:s text:c="3"/></text:p>
      <text:p text:style-name="P1"><text:s text:c="4"/>- Cap. 19: La inteligencia creadora. <text:s/>(esta fuera de nosotros, esta dentro de nosotros, somos parte de ella, somo ella misma)</text:p>
      <text:p text:style-name="P1"><text:s text:c="4"/>- Cap. 20: El Espíritu. <text:s/>(el Espiritu de la vida, el mio propio, y la conciencia)</text:p>
      <text:p text:style-name="P1"><text:s text:c="4"/>- Cap. 21: La vida eterna. <text:s/>(el viaje de mi Espiritu hacia la eternidad, y el de Abraham)</text:p>
      <text:p text:style-name="P1"><text:s text:c="4"/>- Cap. 22: El origen de la vida. <text:s/></text:p>
      <text:p text:style-name="P1"/>
      <text:p text:style-name="P1">- Acto 6: Conclusione<text:span text:style-name="T5">s</text:span> <text:s/></text:p>
      <text:p text:style-name="P1"><text:s text:c="2"/><text:span text:style-name="T10">Reflexion final orientada a crear un marco conceptual. </text:span><text:span text:style-name="T5">Mas respuestas.</text:span> <text:s text:c="3"/></text:p>
      <text:p text:style-name="P1"><text:s text:c="4"/>- Cap. 23: Vuelta a la realidad. <text:s/>(<text:span text:style-name="T8">la </text:span>mision<text:span text:style-name="T9">, sentimientos e instinto</text:span>)</text:p>
      <text:p text:style-name="P1"><text:s text:c="4"/>- Cap. 24: Lo trascendente. <text:s/>(lo que hemos hecho)</text:p>
      <text:p text:style-name="P1"><text:s text:c="4"/>- Cap. 25: La paz interior. <text:s/><text:span text:style-name="T6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08-19T19:20:10.319000000</dc:date>
    <meta:editing-duration>PT1H51M15S</meta:editing-duration>
    <meta:editing-cycles>20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57" meta:word-count="477" meta:character-count="2953" meta:non-whitespace-character-count="2332"/>
  </office:meta>
</office:document-meta>
</file>